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1" svg:font-family="Cambria" style:font-family-generic="roman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7" style:family="paragraph" style:parent-style-name="Standard">
      <style:text-properties style:font-name="Cambria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ext_20_body">
      <style:text-properties style:font-name="Cambria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3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4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5" style:family="text">
      <style:text-properties fo:language="en" fo:country="US"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name-asian="Times New Roman3" style:font-weight-asian="normal" style:font-name-complex="Times New Roman3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1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style:font-name="Cambria1" fo:font-size="12pt" fo:language="en" fo:country="US" fo:font-weight="normal" style:font-name-asian="Cambria1" style:font-size-asian="12pt" style:font-weight-asian="normal" style:font-name-complex="Cambria1" style:font-size-complex="12pt" style:font-weight-complex="normal"/>
    </style:style>
    <style:style style:name="T13" style:family="text">
      <style:text-properties style:font-name="Cambria1" fo:font-size="12pt" fo:language="en" fo:country="US" fo:font-style="italic" fo:font-weight="normal" style:font-name-asian="Cambria1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87.png" xlink:type="simple" xlink:show="embed" xlink:actuate="onLoad"/></draw:frame></text:p>
          </table:table-cell>
          <table:table-cell table:style-name="Table1.B1" office:value-type="string">
            <text:h text:style-name="P8" text:outline-level="1">Ключ<text:span text:style-name="T1">-5(t)</text:span>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087s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7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функцию управляемого ключа по алгоритму:</text:p>
            <text:p text:style-name="P4"><draw:frame draw:style-name="fr3" draw:name="Объект1" text:anchor-type="as-char" svg:width="6.451cm" svg:height="2.8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"><text:span text:style-name="T8">где </text:span><text:span text:style-name="T4">x(t)</text:span><text:span text:style-name="T8"> – вектор </text:span><text:span text:style-name="T6">входных </text:span><text:span text:style-name="T8">сигналов;</text:span></text:p>
            <text:p text:style-name="P2"><text:span text:style-name="T4">y₁(t), y₂(t) </text:span><text:span text:style-name="T8">– вектор</text:span><text:span text:style-name="T6">ы</text:span><text:span text:style-name="T8"> </text:span><text:span text:style-name="T6">выходных сигналов на 1-ом и 2-ом выходном порте</text:span><text:span text:style-name="T8">;</text:span></text:p>
            <text:p text:style-name="P2"><text:span text:style-name="T4">y₀ </text:span><text:span text:style-name="T8">– вектор выходных сигналов</text:span><text:span text:style-name="T6"> на 1-ом выходном порте при </text:span><text:span text:style-name="T4">t </text:span><text:span text:style-name="T13">≥ </text:span><text:span text:style-name="T4">x(t) </text:span><text:span text:style-name="T6">и, соответственно, вектор выходных сигналов на 2-ом выходном порте при </text:span><text:span text:style-name="T4">t &lt;</text:span><text:span text:style-name="T13"> </text:span><text:span text:style-name="T4">x(t)</text:span><text:span text:style-name="T6">.</text:span></text:p>
            <text:p text:style-name="P2"><text:span text:style-name="T7">Свойства</text:span>:</text:p>
            <text:list xml:id="list1461520319104357982" text:style-name="L1">
              <text:list-item>
                <text:p text:style-name="P10"><text:span text:style-name="T6">Подпороговое значение на выходе – вектор </text:span><text:span text:style-name="T4">y₀</text:span><text:span text:style-name="T6">.</text:span></text:p>
              </text:list-item>
            </text:list>
            <text:p text:style-name="P2"><text:span text:style-name="T7">Примечания</text:span>:</text:p>
            <text:list xml:id="list6805695724514295721" text:style-name="L2">
              <text:list-item>
                <text:p text:style-name="P11">По умолчанию блок формирует <text:span text:style-name="T9">скалярный</text:span> выходной сигнал.</text:p>
              </text:list-item>
              <text:list-item>
                <text:p text:style-name="P12"><text:span text:style-name="T2">Именованные свойства </text:span><text:span text:style-name="T11">могут быть заданы </text:span><text:span text:style-name="T2">как </text:span><text:span text:style-name="T4">локальные</text:span><text:span text:style-name="T2"> переменные модели (или субмодели) во вкладке </text:span><text:span text:style-name="T4">Параметры,</text:span><text:span text:style-name="T2"> как </text:span><text:span text:style-name="T4">глобальные</text:span><text:span text:style-name="T2"> сигналы проекта при помощи пункта главного меню </text:span><text:span text:style-name="T10">Сервис</text:span><text:span text:style-name="T2"> </text:span><text:span text:style-name="T3">→</text:span><text:span text:style-name="T2"> </text:span><text:span text:style-name="T4">Сигналы,</text:span><text:span text:style-name="T2"> </text:span><text:span text:style-name="T11">или как </text:span><text:span text:style-name="T10">внешние</text:span><text:span text:style-name="T11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1" svg:font-family="Cambria" style:font-family-generic="roman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5(t)</dc:title>
    <dc:date>2014-12-16T11:39:39.61</dc:date>
    <meta:generator>OpenOffice/4.1.1$Win32 OpenOffice.org_project/411m6$Build-9775</meta:generator>
    <meta:editing-duration>PT7H4M30S</meta:editing-duration>
    <meta:editing-cycles>154</meta:editing-cycles>
    <meta:document-statistic meta:table-count="1" meta:image-count="2" meta:object-count="1" meta:page-count="1" meta:paragraph-count="16" meta:word-count="121" meta:character-count="735"/>
    <meta:user-defined meta:name="Поле 1"/>
    <meta:user-defined meta:name="Поле 2"/>
    <meta:user-defined meta:name="Поле 3"/>
    <meta:user-defined meta:name="Поле 4"/>
  </office:meta>
</office:document-meta>
</file>

<file path=Object 2/content.xml><?xml version="1.0" encoding="utf-8"?>
<math xmlns="http://www.w3.org/1998/Math/MathML">
  <semantics>
    <mtable>
      <mtr>
        <mtd>
          <mrow>
            <msub>
              <mi>y</mi>
              <mrow>
                <mn>1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x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x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row>
                <mn>2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x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x</mi>
                              <mrow>
                                <mi>i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{1,i}(t) = left lbrace stack{
alignl   x_i(t), ~ если ~ t &lt;  x_{i}(t), #
alignl  y_{0,i}, ~ если ~ t &gt;= x_{i}(t);
}  right none
newline
y_{2,i}(t) = left lbrace stack{
alignl   x_i(t), ~ если ~ t &gt;=  x_{i}(t), #
alignl  y_{0,i}, ~ если ~ t &lt;   x_{i}(t);
}  right none
</annotation>
  </semantics>
</math>
</file>